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A0000010E265B40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svg:stroke-color="#000000" draw:fill="gradient" draw:fill-color="#ffff00" draw:fill-gradient-name="Tango_20_Green" draw:opacity="50%" draw:opacity-name="Transparency_20_1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00" draw:textarea-vertical-align="middle" draw:auto-grow-height="false" fo:min-height="0.25cm" fo:min-width="1.3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05cm" fo:min-width="0.2cm"/>
    </style:style>
    <style:style style:name="P1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" style:family="paragraph">
      <loext:graphic-properties draw:fill="gradient" draw:fill-color="#ffff00" draw:fill-gradient-name="Tango_20_Green" draw:opacity="50%" draw:opacity-name="Transparency_20_1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cm" svg:height="3.876cm" svg:x="0.1cm" svg:y="0.1cm">
          <draw:image xlink:href="Pictures/10000000000001DA0000010E265B4059.png" xlink:type="simple" xlink:show="embed" xlink:actuate="onLoad">
            <text:p text:style-name="P1"><text:s/></text:p>
          </draw:image>
        </draw:frame>
        <draw:custom-shape draw:style-name="gr2" draw:text-style-name="P3" draw:layer="layout" svg:width="1.8cm" svg:height="0.5cm" draw:transform="skewX (-0.00802851455917392) translate (0.8cm 0.5cm)">
          <text:p/>
          <draw:enhanced-geometry svg:viewBox="0 0 640 861" draw:text-areas="257 295 414 566" draw:mirror-horizontal="true" draw:type="non-primitive" draw:enhanced-path="M 640 233 L 221 293 506 12 367 0 29 406 431 347 145 645 99 520 0 861 326 765 209 711 640 233 640 233 Z N"/>
        </draw:custom-shape>
        <draw:custom-shape draw:style-name="gr3" draw:text-style-name="P5" draw:layer="layout" svg:width="0.7cm" svg:height="0.3cm" svg:x="2.6cm" svg:y="0.9cm">
          <text:p text:style-name="P4"><text:span text:style-name="T1">SA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8:11:08.807120205</meta:creation-date>
    <dc:date>2015-09-17T18:35:06.483615812</dc:date>
    <meta:editing-duration>PT23M57S</meta:editing-duration>
    <meta:editing-cycles>5</meta:editing-cycles>
    <meta:generator>LibreOffice/5.0.1.2.0$Linux_X86_64 LibreOffice_project/00m0$Build-2</meta:generator>
    <meta:document-statistic meta:object-count="3"/>
  </office:meta>
</office:document-meta>
</file>